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90432" calcext:value-type="float">
            <text:p>61.83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07552" calcext:value-type="float">
            <text:p>61.82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53856" calcext:value-type="float">
            <text:p>61.83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4748" calcext:value-type="float">
            <text:p>61.86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9136" calcext:value-type="float">
            <text:p>61.86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09888" calcext:value-type="float">
            <text:p>61.86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4134" calcext:value-type="float">
            <text:p>61.524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08445" calcext:value-type="float">
            <text:p>61.6208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34656" calcext:value-type="float">
            <text:p>61.71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49690909091" calcext:value-type="float">
            <text:p>61.924969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081056" calcext:value-type="float">
            <text:p>62.080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29330322581" calcext:value-type="float">
            <text:p>62.40293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41904" calcext:value-type="float">
            <text:p>62.53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71630967742" calcext:value-type="float">
            <text:p>62.867163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39256" calcext:value-type="float">
            <text:p>62.85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7876129032" calcext:value-type="float">
            <text:p>62.56678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5210322581" calcext:value-type="float">
            <text:p>62.53552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29124" calcext:value-type="float">
            <text:p>62.7229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5223225807" calcext:value-type="float">
            <text:p>62.066522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23776" calcext:value-type="float">
            <text:p>62.15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3540516129" calcext:value-type="float">
            <text:p>62.27354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55511111111" calcext:value-type="float">
            <text:p>62.335551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81932903226" calcext:value-type="float">
            <text:p>62.40819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62784516129" calcext:value-type="float">
            <text:p>62.69627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9544" calcext:value-type="float">
            <text:p>62.80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70761290323" calcext:value-type="float">
            <text:p>63.00707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74808" calcext:value-type="float">
            <text:p>63.25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65837419355" calcext:value-type="float">
            <text:p>63.51658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2548387097" calcext:value-type="float">
            <text:p>63.3922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4232" calcext:value-type="float">
            <text:p>62.59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04490322581" calcext:value-type="float">
            <text:p>62.34044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66824" calcext:value-type="float">
            <text:p>62.40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2637419355" calcext:value-type="float">
            <text:p>62.48026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5177931034" calcext:value-type="float">
            <text:p>62.5935177931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8505806452" calcext:value-type="float">
            <text:p>62.61585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48033548387" calcext:value-type="float">
            <text:p>62.86480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42352" calcext:value-type="float">
            <text:p>62.99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6231483871" calcext:value-type="float">
            <text:p>63.15623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17912" calcext:value-type="float">
            <text:p>63.25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94672258065" calcext:value-type="float">
            <text:p>63.309467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30276129032" calcext:value-type="float">
            <text:p>62.96302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4712" calcext:value-type="float">
            <text:p>62.97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28887741935" calcext:value-type="float">
            <text:p>62.982888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91638709677" calcext:value-type="float">
            <text:p>63.1191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0108571429" calcext:value-type="float">
            <text:p>63.22401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80212903226" calcext:value-type="float">
            <text:p>63.31802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30552258065" calcext:value-type="float">
            <text:p>63.82305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51832" calcext:value-type="float">
            <text:p>63.9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2503225807" calcext:value-type="float">
            <text:p>64.08125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61808" calcext:value-type="float">
            <text:p>64.28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90343225806" calcext:value-type="float">
            <text:p>64.63903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57731612903" calcext:value-type="float">
            <text:p>64.08577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64304" calcext:value-type="float">
            <text:p>63.94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56691612903" calcext:value-type="float">
            <text:p>64.01566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12992" calcext:value-type="float">
            <text:p>64.1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32338064516" calcext:value-type="float">
            <text:p>64.293233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72137142857" calcext:value-type="float">
            <text:p>64.357213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17181935484" calcext:value-type="float">
            <text:p>64.48171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0922580645" calcext:value-type="float">
            <text:p>64.95509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36848" calcext:value-type="float">
            <text:p>65.14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58261935484" calcext:value-type="float">
            <text:p>65.34582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88576" calcext:value-type="float">
            <text:p>65.738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96461935484" calcext:value-type="float">
            <text:p>65.42964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02539354839" calcext:value-type="float">
            <text:p>65.13025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4808" calcext:value-type="float">
            <text:p>64.8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56678709677" calcext:value-type="float">
            <text:p>64.86566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65912" calcext:value-type="float">
            <text:p>64.82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05491612903" calcext:value-type="float">
            <text:p>64.96054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79865714286" calcext:value-type="float">
            <text:p>65.097986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69917419355" calcext:value-type="float">
            <text:p>65.25699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56784516129" calcext:value-type="float">
            <text:p>65.51567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47148" calcext:value-type="float">
            <text:p>65.764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2513548387" calcext:value-type="float">
            <text:p>66.06825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13384" calcext:value-type="float">
            <text:p>66.13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2237419355" calcext:value-type="float">
            <text:p>66.35122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35891612903" calcext:value-type="float">
            <text:p>66.42358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26272" calcext:value-type="float">
            <text:p>65.6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0328" calcext:value-type="float">
            <text:p>64.62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5963862069" calcext:value-type="float">
            <text:p>64.585963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41608" calcext:value-type="float">
            <text:p>64.6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1891862069" calcext:value-type="float">
            <text:p>64.771891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36117419355" calcext:value-type="float">
            <text:p>64.88361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59482580645" calcext:value-type="float">
            <text:p>64.94594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1784" calcext:value-type="float">
            <text:p>65.10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58851034483" calcext:value-type="float">
            <text:p>65.295885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9616" calcext:value-type="float">
            <text:p>65.68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8985806452" calcext:value-type="float">
            <text:p>65.285898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86975483871" calcext:value-type="float">
            <text:p>65.50869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91592" calcext:value-type="float">
            <text:p>64.79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10121290323" calcext:value-type="float">
            <text:p>64.78101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86408" calcext:value-type="float">
            <text:p>64.91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80532903226" calcext:value-type="float">
            <text:p>65.09805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80262857143" calcext:value-type="float">
            <text:p>65.198026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6376774194" calcext:value-type="float">
            <text:p>65.32463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73586086956" calcext:value-type="float">
            <text:p>65.767358608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93332173913" calcext:value-type="float">
            <text:p>66.3593332173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60168" calcext:value-type="float">
            <text:p>66.27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7056" calcext:value-type="float">
            <text:p>66.1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2776" calcext:value-type="float">
            <text:p>66.1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176" calcext:value-type="float">
            <text:p>66.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1476" calcext:value-type="float">
            <text:p>65.91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066" calcext:value-type="float">
            <text:p>66.24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4564" calcext:value-type="float">
            <text:p>66.23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038" calcext:value-type="float">
            <text:p>66.217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4736" calcext:value-type="float">
            <text:p>66.5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7729" calcext:value-type="float">
            <text:p>64.8877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0683" calcext:value-type="float">
            <text:p>64.9006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80008888889" calcext:value-type="float">
            <text:p>65.398000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9893333333" calcext:value-type="float">
            <text:p>64.98098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2035555556" calcext:value-type="float">
            <text:p>65.199203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6942222222" calcext:value-type="float">
            <text:p>64.891694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05724444444" calcext:value-type="float">
            <text:p>64.580572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26873846154" calcext:value-type="float">
            <text:p>64.642687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06115555556" calcext:value-type="float">
            <text:p>64.780611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15616" calcext:value-type="float">
            <text:p>64.92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34391428571" calcext:value-type="float">
            <text:p>64.963439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62461935484" calcext:value-type="float">
            <text:p>64.89624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93112" calcext:value-type="float">
            <text:p>64.9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9682580645" calcext:value-type="float">
            <text:p>65.10596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8188" calcext:value-type="float">
            <text:p>65.25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8709677419" calcext:value-type="float">
            <text:p>65.1878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65468387097" calcext:value-type="float">
            <text:p>64.966546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92412" calcext:value-type="float">
            <text:p>64.439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31938064516" calcext:value-type="float">
            <text:p>63.973193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82568" calcext:value-type="float">
            <text:p>63.8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75837419355" calcext:value-type="float">
            <text:p>63.89758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43069677419" calcext:value-type="float">
            <text:p>64.10430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89197419355" calcext:value-type="float">
            <text:p>63.91891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44872" calcext:value-type="float">
            <text:p>63.99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34712258064" calcext:value-type="float">
            <text:p>64.103471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0756" calcext:value-type="float">
            <text:p>64.181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26557419355" calcext:value-type="float">
            <text:p>64.09265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7796129032" calcext:value-type="float">
            <text:p>63.64577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82576" calcext:value-type="float">
            <text:p>63.47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27983225806" calcext:value-type="float">
            <text:p>63.512798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88848" calcext:value-type="float">
            <text:p>63.5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34487741936" calcext:value-type="float">
            <text:p>63.65344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42954482759" calcext:value-type="float">
            <text:p>63.7442954482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62131612903" calcext:value-type="float">
            <text:p>63.79621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1690322581" calcext:value-type="float">
            <text:p>63.91016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5992" calcext:value-type="float">
            <text:p>64.00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23432258065" calcext:value-type="float">
            <text:p>64.22234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1384" calcext:value-type="float">
            <text:p>64.40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2503225807" calcext:value-type="float">
            <text:p>64.08125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6421935484" calcext:value-type="float">
            <text:p>63.87364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5384" calcext:value-type="float">
            <text:p>63.79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57882580645" calcext:value-type="float">
            <text:p>63.66578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0048" calcext:value-type="float">
            <text:p>63.7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9992258065" calcext:value-type="float">
            <text:p>63.75599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25517142857" calcext:value-type="float">
            <text:p>63.63255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8776774194" calcext:value-type="float">
            <text:p>63.81587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2730322581" calcext:value-type="float">
            <text:p>63.98027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708" calcext:value-type="float">
            <text:p>64.129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24501935484" calcext:value-type="float">
            <text:p>64.24245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12096" calcext:value-type="float">
            <text:p>64.4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58534193548" calcext:value-type="float">
            <text:p>64.55585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09059354839" calcext:value-type="float">
            <text:p>64.250905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79296" calcext:value-type="float">
            <text:p>63.64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91660645161" calcext:value-type="float">
            <text:p>63.57916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4912" calcext:value-type="float">
            <text:p>63.64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7281290323" calcext:value-type="float">
            <text:p>63.65172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93157142857" calcext:value-type="float">
            <text:p>63.64931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92873548387" calcext:value-type="float">
            <text:p>63.68928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2692" calcext:value-type="float">
            <text:p>63.7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95565517241" calcext:value-type="float">
            <text:p>63.84955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42350967742" calcext:value-type="float">
            <text:p>63.82423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8924137931" calcext:value-type="float">
            <text:p>63.974892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43192" calcext:value-type="float">
            <text:p>64.17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16448" calcext:value-type="float">
            <text:p>64.06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20331034483" calcext:value-type="float">
            <text:p>63.432033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3452" calcext:value-type="float">
            <text:p>63.43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95409655172" calcext:value-type="float">
            <text:p>63.409540965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29476363636" calcext:value-type="float">
            <text:p>63.692947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9128888889" calcext:value-type="float">
            <text:p>63.550912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32104" calcext:value-type="float">
            <text:p>63.5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7185714286" calcext:value-type="float">
            <text:p>63.71571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7866666667" calcext:value-type="float">
            <text:p>63.78278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40628571429" calcext:value-type="float">
            <text:p>63.89406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13469565217" calcext:value-type="float">
            <text:p>63.95134695652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7817931035" calcext:value-type="float">
            <text:p>63.9437817931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5057142857" calcext:value-type="float">
            <text:p>63.64550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9164137931" calcext:value-type="float">
            <text:p>63.785916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68665714286" calcext:value-type="float">
            <text:p>63.756866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58728888889" calcext:value-type="float">
            <text:p>63.865872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72408" calcext:value-type="float">
            <text:p>63.877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96208" calcext:value-type="float">
            <text:p>63.86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86064516129" calcext:value-type="float">
            <text:p>64.5586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33144" calcext:value-type="float">
            <text:p>64.92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30131612903" calcext:value-type="float">
            <text:p>64.86301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2096" calcext:value-type="float">
            <text:p>65.12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07341935484" calcext:value-type="float">
            <text:p>64.99073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04049032258" calcext:value-type="float">
            <text:p>64.74040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252" calcext:value-type="float">
            <text:p>64.196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53974193548" calcext:value-type="float">
            <text:p>63.95539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19676" calcext:value-type="float">
            <text:p>63.951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76963870968" calcext:value-type="float">
            <text:p>63.987696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19288571429" calcext:value-type="float">
            <text:p>64.09192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95237419355" calcext:value-type="float">
            <text:p>64.17952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3565714286" calcext:value-type="float">
            <text:p>64.248356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0426666667" calcext:value-type="float">
            <text:p>63.67204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71226666667" calcext:value-type="float">
            <text:p>63.67712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3736" calcext:value-type="float">
            <text:p>63.6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45644444444" calcext:value-type="float">
            <text:p>63.754564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4191428571" calcext:value-type="float">
            <text:p>63.660419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5408571429" calcext:value-type="float">
            <text:p>63.65454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82418571429" calcext:value-type="float">
            <text:p>63.548241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34626666667" calcext:value-type="float">
            <text:p>63.60346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342848" calcext:value-type="float">
            <text:p>63.763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92634482759" calcext:value-type="float">
            <text:p>63.8692634482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3566451613" calcext:value-type="float">
            <text:p>64.14535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4872" calcext:value-type="float">
            <text:p>64.248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50152258065" calcext:value-type="float">
            <text:p>64.26501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24928" calcext:value-type="float">
            <text:p>64.2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7429677419" calcext:value-type="float">
            <text:p>64.16374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45527741936" calcext:value-type="float">
            <text:p>64.104552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31484" calcext:value-type="float">
            <text:p>64.1031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59927741936" calcext:value-type="float">
            <text:p>64.195992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04912" calcext:value-type="float">
            <text:p>64.28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88438709677" calcext:value-type="float">
            <text:p>64.36884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33536551724" calcext:value-type="float">
            <text:p>64.433353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7383225806" calcext:value-type="float">
            <text:p>64.556738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67145806452" calcext:value-type="float">
            <text:p>64.95671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21741935484" calcext:value-type="float">
            <text:p>65.0821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1536" calcext:value-type="float">
            <text:p>65.1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5073548387" calcext:value-type="float">
            <text:p>65.06850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69574193548" calcext:value-type="float">
            <text:p>65.00695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31976" calcext:value-type="float">
            <text:p>64.90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4890322581" calcext:value-type="float">
            <text:p>64.9464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1704" calcext:value-type="float">
            <text:p>65.04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3112" calcext:value-type="float">
            <text:p>65.12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99093333333" calcext:value-type="float">
            <text:p>65.22990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25872" calcext:value-type="float">
            <text:p>65.3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4309677419" calcext:value-type="float">
            <text:p>65.85843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0032" calcext:value-type="float">
            <text:p>65.96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09090322581" calcext:value-type="float">
            <text:p>66.02090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1184" calcext:value-type="float">
            <text:p>66.02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7476129032" calcext:value-type="float">
            <text:p>66.05674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45150967742" calcext:value-type="float">
            <text:p>66.06451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1744" calcext:value-type="float">
            <text:p>66.08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0523870968" calcext:value-type="float">
            <text:p>66.07405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5824" calcext:value-type="float">
            <text:p>66.17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73024516129" calcext:value-type="float">
            <text:p>66.31730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3155555556" calcext:value-type="float">
            <text:p>66.476315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6864" calcext:value-type="float">
            <text:p>66.6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70172903226" calcext:value-type="float">
            <text:p>67.477017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55767741935" calcext:value-type="float">
            <text:p>67.72557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9768" calcext:value-type="float">
            <text:p>67.86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50732903226" calcext:value-type="float">
            <text:p>67.92507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27770322581" calcext:value-type="float">
            <text:p>68.012777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77072" calcext:value-type="float">
            <text:p>68.16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0399483871" calcext:value-type="float">
            <text:p>68.31039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63096" calcext:value-type="float">
            <text:p>68.466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0854193548" calcext:value-type="float">
            <text:p>68.69808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9008571429" calcext:value-type="float">
            <text:p>68.82090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292516129" calcext:value-type="float">
            <text:p>69.05229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724516129" calcext:value-type="float">
            <text:p>70.2227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2072" calcext:value-type="float">
            <text:p>70.39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2901935484" calcext:value-type="float">
            <text:p>70.58229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15984" calcext:value-type="float">
            <text:p>70.75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31659354839" calcext:value-type="float">
            <text:p>70.903165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54214193548" calcext:value-type="float">
            <text:p>71.00542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3752" calcext:value-type="float">
            <text:p>70.97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9819354839" calcext:value-type="float">
            <text:p>70.9549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9536" calcext:value-type="float">
            <text:p>70.95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87238709678" calcext:value-type="float">
            <text:p>71.028723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06515862069" calcext:value-type="float">
            <text:p>71.060651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67717419355" calcext:value-type="float">
            <text:p>71.11677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34135172414" calcext:value-type="float">
            <text:p>71.113413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8834285714" calcext:value-type="float">
            <text:p>71.02188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00008" calcext:value-type="float">
            <text:p>70.72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0382857143" calcext:value-type="float">
            <text:p>71.009038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64063448276" calcext:value-type="float">
            <text:p>70.806406344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3665714286" calcext:value-type="float">
            <text:p>70.424366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07888275862" calcext:value-type="float">
            <text:p>70.450788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06605714286" calcext:value-type="float">
            <text:p>70.490660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62671724138" calcext:value-type="float">
            <text:p>70.586267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22286153846" calcext:value-type="float">
            <text:p>70.702228615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2432" calcext:value-type="float">
            <text:p>70.80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7112" calcext:value-type="float">
            <text:p>71.1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18380689655" calcext:value-type="float">
            <text:p>71.041838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8444" calcext:value-type="float">
            <text:p>71.195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1258461538" calcext:value-type="float">
            <text:p>71.2281258461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52424" calcext:value-type="float">
            <text:p>71.20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79144" calcext:value-type="float">
            <text:p>71.24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36417777778" calcext:value-type="float">
            <text:p>71.273641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2904" calcext:value-type="float">
            <text:p>71.33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72302068965" calcext:value-type="float">
            <text:p>71.4072302068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84896363636" calcext:value-type="float">
            <text:p>71.458489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0266" calcext:value-type="float">
            <text:p>71.470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11752" calcext:value-type="float">
            <text:p>71.53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22898571429" calcext:value-type="float">
            <text:p>71.552289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47537777778" calcext:value-type="float">
            <text:p>71.534753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26088888889" calcext:value-type="float">
            <text:p>71.532608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5824" calcext:value-type="float">
            <text:p>71.2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2705" calcext:value-type="float">
            <text:p>71.1727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49722105263" calcext:value-type="float">
            <text:p>71.1449722105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30975" calcext:value-type="float">
            <text:p>71.05830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3071" calcext:value-type="float">
            <text:p>71.0530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2492" calcext:value-type="float">
            <text:p>70.99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12408888889" calcext:value-type="float">
            <text:p>71.001240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41700869565" calcext:value-type="float">
            <text:p>71.0341700869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39209230769" calcext:value-type="float">
            <text:p>71.0539209230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21488" calcext:value-type="float">
            <text:p>71.14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516" calcext:value-type="float">
            <text:p>71.31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462" calcext:value-type="float">
            <text:p>71.25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5124" calcext:value-type="float">
            <text:p>70.71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1428" calcext:value-type="float">
            <text:p>70.86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3694" calcext:value-type="float">
            <text:p>70.703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9424" calcext:value-type="float">
            <text:p>70.8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1488" calcext:value-type="float">
            <text:p>71.3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0788" calcext:value-type="float">
            <text:p>69.55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85" calcext:value-type="float">
            <text:p>68.00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8044" calcext:value-type="float">
            <text:p>67.40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3896" calcext:value-type="float">
            <text:p>66.2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4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21" meta:object-count="0"/>
    <meta:user-defined meta:name="AppVersion">3.0</meta:user-defined>
  </office:meta>
</office:document-meta>
</file>